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903cm" table:align="margins" style:writing-mode="lr-tb"/>
    </style:style>
    <style:style style:name="Table13.A" style:family="table-column">
      <style:table-column-properties style:column-width="17.903cm" style:rel-column-width="65535*"/>
    </style:style>
    <style:style style:name="Table13.A1" style:family="table-cell">
      <style:table-cell-properties fo:padding="0.097cm" fo:border="0.05pt solid #000000"/>
    </style:style>
    <style:style style:name="Table14" style:family="table">
      <style:table-properties style:width="17.903cm" table:align="margins" style:writing-mode="lr-tb"/>
    </style:style>
    <style:style style:name="Table14.A" style:family="table-column">
      <style:table-column-properties style:column-width="17.903cm" style:rel-column-width="65535*"/>
    </style:style>
    <style:style style:name="Table14.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a2" style:family="table">
      <style:table-properties style:width="7.408cm" table:align="left" style:writing-mode="lr-tb"/>
    </style:style>
    <style:style style:name="Tabla2.A" style:family="table-column">
      <style:table-column-properties style:column-width="2.205cm"/>
    </style:style>
    <style:style style:name="Tabla2.B" style:family="table-column">
      <style:table-column-properties style:column-width="5.20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e7" style:family="table">
      <style:table-properties style:width="17.903cm" table:align="margins" style:writing-mode="lr-tb"/>
    </style:style>
    <style:style style:name="Table7.A" style:family="table-column">
      <style:table-column-properties style:column-width="17.903cm" style:rel-column-width="65535*"/>
    </style:style>
    <style:style style:name="Table7.A1" style:family="table-cell">
      <style:table-cell-properties fo:padding="0.097cm" fo:border="0.05pt solid #000000"/>
    </style:style>
    <style:style style:name="Table11" style:family="table">
      <style:table-properties style:width="17.903cm" table:align="margins" style:writing-mode="lr-tb"/>
    </style:style>
    <style:style style:name="Table11.A" style:family="table-column">
      <style:table-column-properties style:column-width="17.903cm" style:rel-column-width="65535*"/>
    </style:style>
    <style:style style:name="Table11.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Table_20_Contents">
      <style:text-properties officeooo:rsid="00069e90" officeooo:paragraph-rsid="00069e90"/>
    </style:style>
    <style:style style:name="P7" style:family="paragraph" style:parent-style-name="Table_20_Contents">
      <style:text-properties officeooo:rsid="0007a31e" officeooo:paragraph-rsid="0007a31e"/>
    </style:style>
    <style:style style:name="P8" style:family="paragraph" style:parent-style-name="Table_20_Contents">
      <style:text-properties officeooo:rsid="0007d9b4" officeooo:paragraph-rsid="0007d9b4"/>
    </style:style>
    <style:style style:name="P9" style:family="paragraph" style:parent-style-name="Table_20_Contents">
      <style:text-properties officeooo:rsid="0008cd0b" officeooo:paragraph-rsid="0008cd0b"/>
    </style:style>
    <style:style style:name="P10" style:family="paragraph" style:parent-style-name="Table_20_Contents">
      <style:text-properties officeooo:rsid="0008cd0b" officeooo:paragraph-rsid="0009d4af"/>
    </style:style>
    <style:style style:name="P11" style:family="paragraph" style:parent-style-name="Table_20_Contents">
      <style:text-properties officeooo:rsid="0008cd0b" officeooo:paragraph-rsid="0007a31e"/>
    </style:style>
    <style:style style:name="P12" style:family="paragraph" style:parent-style-name="Table_20_Contents">
      <style:text-properties officeooo:rsid="0009d4af" officeooo:paragraph-rsid="0009d4af"/>
    </style:style>
    <style:style style:name="P13" style:family="paragraph" style:parent-style-name="Table_20_Contents">
      <style:text-properties officeooo:rsid="0009d4af" officeooo:paragraph-rsid="000ef477"/>
    </style:style>
    <style:style style:name="P14" style:family="paragraph" style:parent-style-name="Table_20_Contents">
      <style:text-properties officeooo:rsid="000ecb8a" officeooo:paragraph-rsid="000ecb8a"/>
    </style:style>
    <style:style style:name="P15" style:family="paragraph" style:parent-style-name="Table_20_Contents">
      <style:text-properties officeooo:rsid="000ecb8a" officeooo:paragraph-rsid="0016dbf0"/>
    </style:style>
    <style:style style:name="P16" style:family="paragraph" style:parent-style-name="Table_20_Contents">
      <style:text-properties fo:font-weight="bold" officeooo:rsid="000ecb8a" officeooo:paragraph-rsid="000b6d66" style:font-weight-asian="bold" style:font-weight-complex="bold"/>
    </style:style>
    <style:style style:name="P17" style:family="paragraph" style:parent-style-name="Table_20_Contents">
      <style:text-properties officeooo:rsid="000ef477" officeooo:paragraph-rsid="000ef477"/>
    </style:style>
    <style:style style:name="P18" style:family="paragraph" style:parent-style-name="Table_20_Contents">
      <style:text-properties officeooo:rsid="000b6d66" officeooo:paragraph-rsid="000ef477"/>
    </style:style>
    <style:style style:name="P19" style:family="paragraph" style:parent-style-name="Table_20_Contents">
      <style:text-properties officeooo:rsid="00107d95" officeooo:paragraph-rsid="00107d95"/>
    </style:style>
    <style:style style:name="P20" style:family="paragraph" style:parent-style-name="Table_20_Contents">
      <style:text-properties officeooo:rsid="0011a9b2" officeooo:paragraph-rsid="0011a9b2"/>
    </style:style>
    <style:style style:name="P21" style:family="paragraph" style:parent-style-name="Table_20_Contents">
      <style:text-properties officeooo:rsid="0012c72f" officeooo:paragraph-rsid="0012c72f"/>
    </style:style>
    <style:style style:name="P22" style:family="paragraph" style:parent-style-name="Table_20_Contents">
      <style:text-properties officeooo:rsid="0015d2f3" officeooo:paragraph-rsid="0015d2f3"/>
    </style:style>
    <style:style style:name="P23" style:family="paragraph" style:parent-style-name="Table_20_Contents">
      <style:text-properties officeooo:rsid="0016dbf0" officeooo:paragraph-rsid="0016dbf0"/>
    </style:style>
    <style:style style:name="P24" style:family="paragraph" style:parent-style-name="Table_20_Contents">
      <style:text-properties fo:font-weight="normal" officeooo:rsid="0017768f" officeooo:paragraph-rsid="0017768f" style:font-weight-asian="normal" style:font-weight-complex="normal"/>
    </style:style>
    <style:style style:name="P25" style:family="paragraph" style:parent-style-name="Table_20_Contents">
      <style:text-properties fo:font-weight="normal" officeooo:rsid="001c411a" officeooo:paragraph-rsid="001c411a" style:font-weight-asian="normal" style:font-weight-complex="normal"/>
    </style:style>
    <style:style style:name="P26" style:family="paragraph" style:parent-style-name="Table_20_Contents">
      <style:text-properties officeooo:rsid="0017768f" officeooo:paragraph-rsid="0017768f"/>
    </style:style>
    <style:style style:name="P27" style:family="paragraph" style:parent-style-name="Table_20_Contents">
      <style:text-properties officeooo:rsid="001ae500" officeooo:paragraph-rsid="001ae500"/>
    </style:style>
    <style:style style:name="P28" style:family="paragraph" style:parent-style-name="Table_20_Contents">
      <style:text-properties officeooo:rsid="001ae500" officeooo:paragraph-rsid="00193ec8"/>
    </style:style>
    <style:style style:name="P29" style:family="paragraph" style:parent-style-name="Table_20_Contents">
      <style:text-properties officeooo:rsid="001bd166" officeooo:paragraph-rsid="001bd166"/>
    </style:style>
    <style:style style:name="P30" style:family="paragraph" style:parent-style-name="Table_20_Contents">
      <style:text-properties officeooo:rsid="001bd166" officeooo:paragraph-rsid="0020c83d"/>
    </style:style>
    <style:style style:name="P31" style:family="paragraph" style:parent-style-name="Table_20_Contents">
      <style:text-properties officeooo:rsid="001c411a" officeooo:paragraph-rsid="001c411a"/>
    </style:style>
    <style:style style:name="P32" style:family="paragraph" style:parent-style-name="Table_20_Contents">
      <style:text-properties fo:color="#0066ff" officeooo:rsid="001c411a" officeooo:paragraph-rsid="001c411a"/>
    </style:style>
    <style:style style:name="P33" style:family="paragraph" style:parent-style-name="Table_20_Contents">
      <style:text-properties officeooo:rsid="001d5b8c" officeooo:paragraph-rsid="001d5b8c"/>
    </style:style>
    <style:style style:name="P34" style:family="paragraph" style:parent-style-name="Table_20_Contents">
      <style:text-properties officeooo:rsid="001d5b8c" officeooo:paragraph-rsid="001fc262"/>
    </style:style>
    <style:style style:name="P35" style:family="paragraph" style:parent-style-name="Table_20_Contents">
      <style:text-properties fo:font-size="8pt" officeooo:rsid="001efb4a" officeooo:paragraph-rsid="001efb4a" style:font-size-asian="8pt" style:font-size-complex="8pt"/>
    </style:style>
    <style:style style:name="P36" style:family="paragraph" style:parent-style-name="Table_20_Contents">
      <style:text-properties officeooo:rsid="001fc262" officeooo:paragraph-rsid="001fc262"/>
    </style:style>
    <style:style style:name="P37" style:family="paragraph" style:parent-style-name="Table_20_Contents">
      <style:text-properties officeooo:rsid="0020c83d" officeooo:paragraph-rsid="0020c83d"/>
    </style:style>
    <style:style style:name="P38" style:family="paragraph" style:parent-style-name="Table_20_Contents">
      <style:text-properties style:use-window-font-color="true" style:font-name="DejaVu Serif" fo:font-size="10pt" officeooo:rsid="001bd166" officeooo:paragraph-rsid="001bd166" fo:background-color="#ff3333" style:font-name-asian="Calibri" style:font-size-asian="11pt" style:font-name-complex="Calibri" style:font-size-complex="11pt" style:language-complex="ar" style:country-complex="SA"/>
    </style:style>
    <style:style style:name="P39" style:family="paragraph" style:parent-style-name="Table_20_Contents">
      <style:text-properties style:use-window-font-color="true" style:font-name="DejaVu Serif" fo:font-size="10pt" officeooo:rsid="00227673" officeooo:paragraph-rsid="00227673" fo:background-color="transparent" style:font-name-asian="Calibri" style:font-size-asian="11pt" style:font-name-complex="Calibri" style:font-size-complex="11pt" style:language-complex="ar" style:country-complex="SA"/>
    </style:style>
    <style:style style:name="P40"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41" style:family="paragraph" style:parent-style-name="Table_20_Contents">
      <style:text-properties officeooo:rsid="001efb4a" officeooo:paragraph-rsid="001fc262"/>
    </style:style>
    <style:style style:name="P42" style:family="paragraph" style:parent-style-name="Table_20_Contents">
      <style:text-properties officeooo:rsid="002347c0" officeooo:paragraph-rsid="002347c0"/>
    </style:style>
    <style:style style:name="P43" style:family="paragraph" style:parent-style-name="Table_20_Contents">
      <style:text-properties officeooo:paragraph-rsid="002347c0"/>
    </style:style>
    <style:style style:name="P44" style:family="paragraph" style:parent-style-name="Table_20_Contents">
      <style:text-properties officeooo:rsid="00248ba6" officeooo:paragraph-rsid="00248ba6"/>
    </style:style>
    <style:style style:name="P45" style:family="paragraph" style:parent-style-name="Table_20_Contents">
      <style:text-properties officeooo:paragraph-rsid="00248ba6"/>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fo:font-weight="bold" officeooo:rsid="0015d2f3" style:font-weight-asian="bold" style:font-weight-complex="bold"/>
    </style:style>
    <style:style style:name="T4" style:family="text">
      <style:text-properties fo:font-weight="bold" officeooo:rsid="0014d584" style:font-weight-asian="bold" style:font-weight-complex="bold"/>
    </style:style>
    <style:style style:name="T5" style:family="text">
      <style:text-properties officeooo:rsid="0008cd0b"/>
    </style:style>
    <style:style style:name="T6" style:family="text">
      <style:text-properties officeooo:rsid="0009d4af"/>
    </style:style>
    <style:style style:name="T7" style:family="text">
      <style:text-properties officeooo:rsid="000b6d66"/>
    </style:style>
    <style:style style:name="T8" style:family="text">
      <style:text-properties officeooo:rsid="000d1ef2"/>
    </style:style>
    <style:style style:name="T9" style:family="text">
      <style:text-properties officeooo:rsid="000ef477"/>
    </style:style>
    <style:style style:name="T10" style:family="text">
      <style:text-properties officeooo:rsid="0011a9b2"/>
    </style:style>
    <style:style style:name="T11" style:family="text">
      <style:text-properties officeooo:rsid="0013f1ff"/>
    </style:style>
    <style:style style:name="T12" style:family="text">
      <style:text-properties officeooo:rsid="0014d584"/>
    </style:style>
    <style:style style:name="T13" style:family="text">
      <style:text-properties officeooo:rsid="0016dbf0"/>
    </style:style>
    <style:style style:name="T14" style:family="text">
      <style:text-properties officeooo:rsid="001efb4a"/>
    </style:style>
    <style:style style:name="T15" style:family="text">
      <style:text-properties officeooo:rsid="001fc262"/>
    </style:style>
    <style:style style:name="T16" style:family="text">
      <style:text-properties officeooo:rsid="0020c83d"/>
    </style:style>
    <style:style style:name="T17" style:family="text">
      <style:text-properties officeooo:rsid="002347c0"/>
    </style:style>
    <style:style style:name="T18" style:family="text">
      <style:text-properties fo:font-style="italic" officeooo:rsid="00248ba6" style:font-style-asian="italic" style:font-style-complex="italic"/>
    </style:style>
    <style:style style:name="T19" style:family="text">
      <style:text-properties fo:font-style="italic" officeooo:rsid="002347c0" style:font-style-asian="italic" style:font-style-complex="italic"/>
    </style:style>
    <style:style style:name="T20" style:family="text">
      <style:text-properties officeooo:rsid="00248ba6"/>
    </style:style>
    <style:style style:name="T21" style:family="text">
      <style:text-properties fo:font-style="normal" style:font-style-asian="normal" style:font-style-complex="normal"/>
    </style:style>
    <style:style style:name="T22" style:family="text">
      <style:text-properties fo:font-style="normal" officeooo:rsid="00248ba6" style:font-style-asian="normal" style:font-style-complex="normal"/>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40"><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Standard">Formulario de auto-evaluación</text:p>
            <text:p text:style-name="Header">Sesión 3. Monitorización del sistema.</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6">José Antonio Álvarez Ocete</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20">180</text:span> minutos.</text:p>
      <text:p text:style-name="Standard">1. He resuelto todas las dudas que tenía antes de iniciar la sesión de prácticas: <text:span text:style-name="T20">no</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P44">El trabajo previo realizado esta vez me ha sido de mayor utilidad pues lo he enfocado de forma distinta: Cuando me encontraba un ejercicio que me requería me resultaba más complicado pero que sabría que acabaría sacando por mi cuenta, lo saltaba. Así he leído el guión prácticamente entero antes de llegar a la práctica y he podido exponer mis dudas a la profesora en vez de aparecer dichas dudas tras la sesión.</text:p>
            <text:p text:style-name="P45"><text:span text:style-name="T20">Aún así, podía haber trabajado un poco más el guión para dejarlo prácticamente listo una vez la sesión hubiese concluido.</text:span></text:p>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45"><text:span text:style-name="T20">Sobretodo, guiones de bash. Me he dado cuenta en esta práctica de que tengo que refrescar algunos conceptos sobre dichos guiones, como las expresiones aritméticas o la sintaxis en general.</text:span></text:p>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45"><text:span text:style-name="T20">Esta práctica me ha resultado más sencilla en comparación con las anteriores, sea porque el ritmo de trabajo es algo más adecuado o porque la práctica en si era más sencilla. A su vez, creo que este el guión de esta práctica estaba mejor redactado que el de las anteriores.</text:span></text:p>
          </table:table-cell>
        </table:table-row>
      </table:table>
      <text:p text:style-name="Standard"/>
      <text:p text:style-name="P4">b) Cuestionario de conocimientos adquiridos.</text:p>
      <text:p text:style-name="Standard">Mi solución a la <text:span text:style-name="T2">actividad 3.1</text:span> ha sido:</text:p>
      <table:table table:name="Table9" table:style-name="Table9">
        <table:table-column table:style-name="Table9.A"/>
        <table:table-row>
          <table:table-cell table:style-name="Table9.A1" office:value-type="string">
            <text:p text:style-name="P11">a) Para ver cuánto tiempo llevar en marcha el sistema utilizaremos:</text:p>
            <text:p text:style-name="P7">uptime -p</text:p>
            <text:p text:style-name="P7"><text:soft-page-break/>Aunque con simplemente “uptime” podríamos comprobar dicho tiempo.</text:p>
          </table:table-cell>
        </table:table-row>
        <table:table-row>
          <table:table-cell table:style-name="Table9.A2" office:value-type="string">
            <text:p text:style-name="P7"><text:span text:style-name="T5">b) </text:span>La manera más cómoda de comprobar cuántos usuarios están conectados al sistema es ejecutar la orden “w” sin las dos líneas de cabecera (opción “-h”) y contar cuántas líneas tiene dicha salida:</text:p>
            <text:p text:style-name="P7">w -h | wc -l</text:p>
          </table:table-cell>
        </table:table-row>
        <table:table-row>
          <table:table-cell table:style-name="Table9.A2" office:value-type="string">
            <text:p text:style-name="P8"><text:span text:style-name="T5">c) </text:span>La carga media del sistema en 15 minutos es el último número de la salida que obtenemos cuando <text:s/>ejecutamos la orden “uptime”.</text:p>
          </table:table-cell>
        </table:table-row>
      </table:table>
      <text:p text:style-name="Standard"/>
      <text:p text:style-name="Standard">Mi solución a la <text:span text:style-name="T2">actividad 3.2</text:span> ha sido:</text:p>
      <table:table table:name="Table10" table:style-name="Table10">
        <table:table-column table:style-name="Table10.A"/>
        <table:table-row>
          <table:table-cell table:style-name="Table10.A1" office:value-type="string">
            <text:p text:style-name="P9">a) Este es el guión que he realizado para esta actividad:</text:p>
            <text:p text:style-name="P9">#!/bin/bash</text:p>
            <text:p text:style-name="P9">contador=1</text:p>
            <text:p text:style-name="P9">while test $contador -lt $1;</text:p>
            <text:p text:style-name="P9">do</text:p>
            <text:p text:style-name="P9"><text:tab/>let contador=$contador+1</text:p>
            <text:p text:style-name="P9">done</text:p>
            <text:p text:style-name="P9">printf "El valor de la variable es de $contador\n"</text:p>
          </table:table-cell>
        </table:table-row>
        <table:table-row>
          <table:table-cell table:style-name="Table10.A2" office:value-type="string">
            <text:p text:style-name="P10">b) <text:span text:style-name="T6">Podemos comprobar la prioridad por defecto de un defecto al utilizar la orden “ps -l”. La columna PRI nos muestra la prioridad (80 por defecto) y <text:s/>la columna NI nos muestra el valor nice (0 por defecto). Para cambiar el valor nice de un proceso ejecutaremos sobre él la orden “renice”:</text:span></text:p>
            <text:p text:style-name="P12">renice -n &lt;nueva-<text:span text:style-name="T11">valor</text:span>&gt; -p &lt;PID-del-proceso&gt;</text:p>
            <text:p text:style-name="P12">Nos informará de<text:span text:style-name="T11">l valor nice</text:span> anterior (que por defecto es 0) y el valor <text:span text:style-name="T11">al </text:span>que <text:span text:style-name="T11">lo </text:span>establecemos (el previamente introducido).</text:p>
            <text:p text:style-name="P12">Como comprobaremos en el siguiente apartado, al tener un valor de prioridad más pequeño, el SO ejecutará dicha orden más rápido.</text:p>
          </table:table-cell>
        </table:table-row>
        <table:table-row>
          <table:table-cell table:style-name="Table10.A2" office:value-type="string">
            <text:p text:style-name="P12">c) De cara a comprobar el tiempo de ejecución de ciertos procesos con respecto de la prioridad asignada a los mismos, ejecutaremos el guión del apartado a) con distintas prioridades (10 y -10). Para distinguir ambos procesos sin utilizar el PID, introduciremos un argumento de entrada ligeramente distinto, que no tendrá relevancia a la hora la ejecución del guión. A continuación, copio las ordenes introducidas: <text:span text:style-name="T7">(Nota, “3.2” es el nombre del script del apartado a) ).</text:span></text:p>
            <text:p text:style-name="P13"># <text:span text:style-name="T7">time ./3.2 123456789 &amp;</text:span></text:p>
            <text:p text:style-name="P17">[1] <text:span text:style-name="T13">6602</text:span></text:p>
            <text:p text:style-name="P18"># time ./3.2 <text:span text:style-name="T9">123456798</text:span> &amp;</text:p>
            <text:p text:style-name="P17">[2] <text:span text:style-name="T13">6604</text:span></text:p>
            <text:p text:style-name="P18"># <text:span text:style-name="T8">sudo </text:span>renice -n <text:span text:style-name="T9">20 -p 6602</text:span></text:p>
            <text:p text:style-name="P16"><text:soft-page-break/>Introducimos el password para root</text:p>
            <text:p text:style-name="P24">6602 (process ID) prioridad antigua 0, prioridad nueva 19</text:p>
            <text:p text:style-name="P18"># renice -n -<text:span text:style-name="T9">20 -p 6604</text:span></text:p>
            <text:p text:style-name="P26">6604 (process ID) prioridad antigua 0, prioridad nueva -20</text:p>
            <text:p text:style-name="P22">Ejecutando ahora la orden “ps -l” obtenemos la siguiente tabla, donde podemos comprobar los resultados en la prioridad y el valor nice:</text:p>
            <text:p text:style-name="P22">F S <text:s text:c="2"/>UID <text:s text:c="2"/>PID <text:s/>PPID <text:s/>C PRI <text:s/>NI ADDR SZ WCHAN <text:s/>TTY <text:s text:c="9"/>TIME CMD</text:p>
            <text:p text:style-name="P22">0 S <text:s/>1000 <text:s/>6573 <text:s/>2071 <text:s/>0 <text:s/>80 <text:s text:c="2"/>0 - <text:s/>7530 wait <text:s text:c="2"/>pts/4 <text:s text:c="3"/>00:00:00 bash</text:p>
            <text:p text:style-name="P22">1 S <text:s/>1000 <text:s/><text:span text:style-name="T2">6602</text:span> <text:s/>6573 <text:s/>0 <text:s/><text:span text:style-name="T2">99 <text:s/>19</text:span> - <text:s/>7530 wait <text:s text:c="2"/>pts/4 <text:s text:c="3"/>00:00:00 bash</text:p>
            <text:p text:style-name="P22">0 R <text:s/>1000 <text:s/>6603 <text:s/>6602 99 <text:s/>80 <text:s text:c="2"/>0 - <text:s/>4901 - <text:s text:c="5"/>pts/4 <text:s text:c="3"/>00:00:49 3.2</text:p>
            <text:p text:style-name="P22">1 S <text:s/>1000 <text:s/><text:span text:style-name="T2">6604</text:span> 6573 <text:s/>0 <text:s/><text:span text:style-name="T2">60 -20</text:span> - <text:s/>7530 wait <text:s text:c="2"/>pts/4 <text:s text:c="3"/>00:00:00 bash</text:p>
            <text:p text:style-name="P22">0 R <text:s/>1000 <text:s/>6605 <text:s/>6604 99 <text:s/>80 <text:s text:c="2"/>0 - <text:s/>4901 - <text:s text:c="5"/>pts/4 <text:s text:c="3"/>00:00:44 3.2</text:p>
            <text:p text:style-name="P22">0 R <text:s/>1000 <text:s/>6611 <text:s/>6573 <text:s/>0 <text:s/>80 <text:s text:c="2"/>0 - <text:s/>9009 - <text:s text:c="5"/>pts/4 <text:s text:c="3"/>00:00:00 ps</text:p>
            <text:p text:style-name="P22"/>
            <text:p text:style-name="P14">Pasado el tiempo de ejecución, obtenemos los siguientes resultados <text:span text:style-name="T9">(en este orden):</text:span></text:p>
            <text:p text:style-name="P15">El valor de la variable es de <text:span text:style-name="T7">123456798</text:span> (Proceso con PID <text:span text:style-name="T3">6604</text:span> y <text:span text:style-name="T12">valor nice</text:span> <text:span text:style-name="T3">-20</text:span>)</text:p>
            <text:p text:style-name="P23">real<text:tab/>20m10.033s</text:p>
            <text:p text:style-name="P23">user<text:tab/>20m9.728s</text:p>
            <text:p text:style-name="P23">sys<text:tab/>0m0.024s</text:p>
            <text:p text:style-name="P15">El valor de la variable es de <text:span text:style-name="T7">123456789</text:span> (Proceso con PID <text:span text:style-name="T3">6602</text:span> y valor nice <text:span text:style-name="T4">19</text:span>)</text:p>
            <text:p text:style-name="P23">real<text:tab/>20m28.282s</text:p>
            <text:p text:style-name="P23">user<text:tab/>20m27.680s</text:p>
            <text:p text:style-name="P23">sys<text:tab/>0m0.288s</text:p>
            <text:p text:style-name="P23"/>
            <text:p text:style-name="P23">Como podemos ver, el proceso con menor valor nice ha tenido un tiempo de ejecución menor, del orden de 20 segundos menos. He introducido argumentos tan altos para que la diferencia entre ambos procesos fuese más significativa.</text:p>
          </table:table-cell>
        </table:table-row>
      </table:table>
      <text:p text:style-name="Standard"/>
      <text:p text:style-name="Standard">Mi solución a la <text:span text:style-name="T2">actividad 3.4</text:span> ha sido:</text:p>
      <table:table table:name="Table12" table:style-name="Table12">
        <table:table-column table:style-name="Table12.A"/>
        <table:table-row>
          <table:table-cell table:style-name="Table12.A1" office:value-type="string">
            <text:p text:style-name="P19">a) Utilizando la orden “mpstat” sin opciones, he obtenido la siguiente información: </text:p>
            <text:p text:style-name="P19">Linux 4.4.0-42-generic (jaaopc) <text:tab/>17/10/16 <text:tab/>_x86_64_<text:tab/>(4 CPU)</text:p>
            <text:p text:style-name="P19">09:47:09 <text:s text:c="4"/>CPU <text:s text:c="3"/>%usr <text:s text:c="2"/>%nice <text:s text:c="3"/>%sys %iowait <text:s text:c="3"/>%irq <text:s text:c="2"/>%soft <text:s/>%steal <text:s/>%guest <text:s/>%gnice <text:s text:c="2"/>%idle</text:p>
            <text:p text:style-name="P19"><text:soft-page-break/>09:47:09 <text:s text:c="4"/>all <text:s text:c="2"/>34,47 <text:s text:c="3"/>0,28 <text:s text:c="3"/>0,53 <text:s text:c="3"/>4,42 <text:s text:c="3"/>0,00 <text:s text:c="3"/>0,01 <text:s text:c="3"/>0,00 <text:s text:c="3"/>0,00 <text:s text:c="3"/>0,00 <text:s text:c="2"/>60,29</text:p>
            <text:p text:style-name="Table_20_Contents"/>
            <text:p text:style-name="P19">Sabiendo que %irq hace referencia al porcentaje de tiempo que la CPU gasta con interrupciones hardware, vemos que dicho porcentaje es un 0,01%.</text:p>
          </table:table-cell>
        </table:table-row>
        <table:table-row>
          <table:table-cell table:style-name="Table12.A2" office:value-type="string">
            <text:p text:style-name="P19">b) De los resultados del apartado anterior, y sabiendo que %soft hace referencia al porcentaje de tiempo que la CPU gasta con interrupciones software, vemos que dicho porcentaje es un 0,00%. </text:p>
          </table:table-cell>
        </table:table-row>
        <table:table-row>
          <table:table-cell table:style-name="Table12.A2" office:value-type="string">
            <text:p text:style-name="P19">c) <text:span text:style-name="T10">Haciendo uso de la orden “top”, quedándonos con la quinta línea:</text:span></text:p>
            <text:p text:style-name="P20">KiB Swap: <text:s/>4092924 total, <text:s/>4092924 free, <text:s text:c="7"/>0 used. <text:s/>2771220 avail Mem </text:p>
            <text:p text:style-name="P20">Donde vemos que hay <text:s/>4092924 KiB totales y <text:s/>4092924 KiB. El Swap ocupado sería la diferencia entre ambos valores que, de hecho, es 0.</text:p>
            <text:p text:style-name="P21">Para esta tarea también podíamos haber usado la orden “free”, que consume menos recursos.</text:p>
            <text:p text:style-name="P20">Nota: KiB hace referencia a Kibibytes, 1 Kib = 2¹⁰ bytes.</text:p>
          </table:table-cell>
        </table:table-row>
      </table:table>
      <text:p text:style-name="Standard"/>
      <text:p text:style-name="Standard">Mi solución a la <text:span text:style-name="T2">actividad 3.6</text:span> ha sido:</text:p>
      <table:table table:name="Table13" table:style-name="Table13">
        <table:table-column table:style-name="Table13.A"/>
        <table:table-row>
          <table:table-cell table:style-name="Table13.A1" office:value-type="string">
            <text:p text:style-name="P33">Para reproducir la situación descrita en el guión de prácticas, he intentado varias cosas. En primer lugar, un guión recurrente que se llamase a si mismo. Dentro del guión unicamente hacía una operación aritmética de suma. Al ejecutar dicho guión con parámetro 1000, el sistema se bloqueó por completo, lo que me llevó a pensar que esto unicamente saturaba la pila.</text:p>
            <text:p text:style-name="P33">En segundo lugar, creé otro script con varios bucles anidados que realizaban sucesivas operaciones aritméticas. Sin embargo, esto saturaba la CPU, no la memoria, así que tampoco me fue de gran utilidad.</text:p>
            <text:p text:style-name="P33">Por último se me ocurrió mover grandes cantidades de datos (como varias películas) de un dispositivo de almacenamiento externo a la memoria. Esto provocaría un cuello de botella de la E/S. Al ejecutarlo, movimiendo varias películas al mismo tiempo, he obtenido los siguientes resultados:</text:p>
            <text:p text:style-name="P35">procs -----------memory---------- ---swap-- -----io---- -system-- ------cpu-----</text:p>
            <text:p text:style-name="P35"><text:s/>r <text:s/>b <text:s text:c="2"/>swpd <text:s/>libre búfer caché <text:s text:c="2"/>si <text:s text:c="2"/>so <text:s text:c="3"/>bi <text:s text:c="3"/>bo <text:s text:c="2"/>in <text:s text:c="2"/>cs us sy id wa st</text:p>
            <text:p text:style-name="P35"><text:s/>0 <text:s/>5 <text:s text:c="5"/>0 147088 603360 2409028 <text:s text:c="3"/>0 <text:s text:c="3"/>0 <text:s/>2834 <text:s/>2646 <text:s/>260 <text:s/>817 <text:s/>2 <text:s/>1 81 16 <text:s/>0</text:p>
            <text:p text:style-name="P35"><text:s/>0 <text:s/>4 <text:s text:c="5"/>0 116016 610812 2424956 <text:s text:c="3"/>0 <text:s text:c="3"/>0 55344 <text:s text:c="2"/>720 3667 11900 <text:s/>5 <text:s/>5 18 72 <text:s/>0</text:p>
            <text:p text:style-name="P35"><text:s/>0 <text:s/>3 <text:s text:c="5"/>0 124888 607968 2419440 <text:s text:c="3"/>0 <text:s text:c="3"/>0 113108 <text:s text:c="2"/>900 6378 21063 <text:s/>4 <text:s/>8 27 61 <text:s/>0</text:p>
            <text:p text:style-name="P35"><text:s/>0 <text:s/>3 <text:s text:c="5"/>0 107788 608304 2434148 <text:s text:c="3"/>0 <text:s text:c="3"/>0 119352 <text:s text:c="4"/>0 5577 17974 <text:s/>1 <text:s/>6 26 67 <text:s/>0</text:p>
            <text:p text:style-name="P35"><text:s/>0 <text:s/>4 <text:s text:c="5"/>0 115664 605556 2429136 <text:s text:c="3"/>0 <text:s text:c="3"/>0 54728 114940 2919 9569 <text:s/>1 <text:s/>3 46 50 <text:s/>0</text:p>
            <text:p text:style-name="P35"><text:s/>0 <text:s/>4 <text:s text:c="5"/>0 109132 607444 2433380 <text:s text:c="3"/>0 <text:s text:c="3"/>0 80808 54272 4143 14334 <text:s/>1 <text:s/>5 28 67 <text:s/>0</text:p>
            <text:p text:style-name="P35"><text:s/>0 <text:s/>4 <text:s text:c="5"/>0 110304 606700 2431828 <text:s text:c="3"/>0 <text:s text:c="3"/>0 104192 59392 5354 17485 <text:s/>3 <text:s/>7 20 70 <text:s/>0</text:p>
            <text:p text:style-name="P35"><text:s/>0 <text:s/>3 <text:s text:c="5"/>0 141600 599676 2407948 <text:s text:c="3"/>0 <text:s text:c="3"/>0 79252 42068 4083 13306 <text:s/>1 <text:s/>4 32 64 <text:s/>0</text:p>
            <text:p text:style-name="P35"><text:s/>0 <text:s/>4 <text:s text:c="5"/>0 140080 599676 2409432 <text:s text:c="3"/>0 <text:s text:c="3"/>0 <text:s text:c="3"/>72 <text:s text:c="4"/>0 <text:s/>194 <text:s/>260 <text:s/>0 <text:s/>1 26 73 <text:s/>0</text:p>
            <text:p text:style-name="P35"><text:soft-page-break/><text:s/>0 <text:s/>3 <text:s text:c="5"/>0 133428 602380 2413848 <text:s text:c="3"/>0 <text:s text:c="3"/>0 50560 106544 2662 8458 <text:s/>0 <text:s/>3 38 59 <text:s/>0</text:p>
            <text:p text:style-name="P35"><text:s/>0 <text:s/>3 <text:s text:c="5"/>0 133112 602380 2414152 <text:s text:c="3"/>0 <text:s text:c="3"/>0 <text:s text:c="4"/>0 <text:s text:c="4"/>0 <text:s/>155 <text:s/>227 <text:s/>0 <text:s/>0 50 50 <text:s/>0</text:p>
            <text:p text:style-name="P35"><text:s/>1 <text:s/>3 <text:s text:c="5"/>0 124240 605004 2419744 <text:s text:c="3"/>0 <text:s text:c="3"/>0 38372 104452 2013 6428 <text:s/>1 <text:s/>2 44 53 <text:s/>0</text:p>
            <text:p text:style-name="P35"><text:s/>0 <text:s/>4 <text:s text:c="5"/>0 131648 603828 2413512 <text:s text:c="3"/>0 <text:s text:c="3"/>0 101632 57344 5105 16607 <text:s/>1 <text:s/>5 21 73 <text:s/>0</text:p>
            <text:p text:style-name="P35"><text:s/>0 <text:s/>4 <text:s text:c="5"/>0 108552 613380 2427164 <text:s text:c="3"/>0 <text:s text:c="3"/>0 102528 36864 5159 17412 <text:s/>0 <text:s/>6 29 65 <text:s/>0</text:p>
            <text:p text:style-name="P35"><text:s/>0 <text:s/>2 <text:s text:c="5"/>0 138540 603464 2406860 <text:s text:c="3"/>0 <text:s text:c="3"/>0 98944 57344 5022 16866 <text:s/>1 <text:s/>6 29 64 <text:s/>0</text:p>
            <text:p text:style-name="P35"><text:s/>0 <text:s/>4 <text:s text:c="5"/>0 138476 603468 2406764 <text:s text:c="3"/>0 <text:s text:c="3"/>0 <text:s text:c="4"/>0 <text:s/>2108 <text:s/>178 <text:s/>239 <text:s/>0 <text:s/>0 27 73 <text:s/>0</text:p>
            <text:p text:style-name="P35"><text:s/>2 <text:s/>3 <text:s text:c="5"/>0 111676 612884 2425392 <text:s text:c="3"/>0 <text:s text:c="3"/>0 62312 111620 3170 10352 <text:s/>0 <text:s/>3 23 74 <text:s/>0</text:p>
            <text:p text:style-name="P35"><text:s/>0 <text:s/>4 <text:s text:c="5"/>0 112156 612544 2423908 <text:s text:c="3"/>0 <text:s text:c="3"/>0 104448 51292 5259 18367 <text:s/>1 <text:s/>6 31 63 <text:s/>0</text:p>
            <text:p text:style-name="P35"><text:s/>0 <text:s/>5 <text:s text:c="5"/>0 124524 608384 2416436 <text:s text:c="3"/>0 <text:s text:c="3"/>0 91520 40960 4701 15445 <text:s/>1 <text:s/>3 31 65 <text:s/>0</text:p>
            <text:p text:style-name="P35"><text:s/>0 <text:s/>4 <text:s text:c="5"/>0 143652 602292 2403976 <text:s text:c="3"/>0 <text:s text:c="3"/>0 69760 65536 3653 11842 <text:s/>1 <text:s/>2 28 70 <text:s/>0</text:p>
            <text:p text:style-name="P34"><text:span text:style-name="T15">Podemos </text:span>observar <text:span text:style-name="T15">que</text:span> no hemos saturado por completo <text:span text:style-name="T15">la memoria</text:span>. La cola de ejecución procesos nunca llega a saturarse (columna r no supera el valor ‘3’, y en general es 0), <text:span text:style-name="T14">en la columna wa podemos comprobar el porcentaje de tiempo de <text:s/>CPU que estamos esperando a E/S, que aumenta considerablemente respecto del resto del tiempo de uso de CPU (tanto en ejecución en modo kernel, ‘sy’, como en modo usuario, ‘u’, como no haciendo nada, ‘id’). </text:span></text:p>
            <text:p text:style-name="P41">Sin embargo, como podemos observar en la columnas ‘swpd’, ‘so’ (swap out) y ‘si’ (swap in), no se esta dando swap en absoluto. Así mismo, en la columna ‘libre’ vemos que la memoria del ordenador nunca llega a saturarse. Es decir, se ha tenido mucha entrada/salida pero ha habido memoria suficiente para manejar todo el proceso.</text:p>
            <text:p text:style-name="P36">La última opción a la que habría recurrido para saturar la memoria debido a un cuello de botella en la E/S habría sido la ejecución de un videojuego instalado en un dispositivo externo, ya que requiere mover grandes cantidades de datos entre dicho disco externo y memoria principal en tiempo real. Esto puede saturar fácilmente la memoria y veríamos el uso del swapping de forma mucho más clara.</text:p>
          </table:table-cell>
        </table:table-row>
      </table:table>
      <text:p text:style-name="Standard"/>
      <text:p text:style-name="Standard">Mi solución a la <text:span text:style-name="T2">actividad 3.8</text:span> ha sido:</text:p>
      <table:table table:name="Table14" table:style-name="Table14">
        <table:table-column table:style-name="Table14.A"/>
        <table:table-row>
          <table:table-cell table:style-name="Table14.A1" office:value-type="string">
            <text:p text:style-name="P28">Para ambas acciones, utilizaremos la opción “-l” para imprimir los resultados en formato largo. Para ordenar los resultados mediante el campo “access time” utilizaremos la orden:</text:p>
            <text:p text:style-name="P27"># ls -lu</text:p>
            <text:p text:style-name="P27">Por otro lado, para ordenar los resultados mediante el campo “ctime” utilizaremos la orden:</text:p>
            <text:p text:style-name="P27"># ls -lc</text:p>
          </table:table-cell>
        </table:table-row>
      </table:table>
      <text:p text:style-name="P5"/>
      <text:p text:style-name="P5"/>
      <text:p text:style-name="Standard">Mi solución a la <text:span text:style-name="T2">actividad 3.9</text:span> ha sido:</text:p>
      <table:table table:name="Table4" table:style-name="Table4">
        <table:table-column table:style-name="Table4.A"/>
        <table:table-row>
          <table:table-cell table:style-name="Table4.A1" office:value-type="string">
            <text:p text:style-name="P29">1. <text:span text:style-name="T16">Al no poder realizar esta actividad en el laboratorio, la realizaré en mi ordenador personal. Al ejecutar la orden:</text:span></text:p>
            <text:p text:style-name="P37"><text:soft-page-break/># sudo du / | tail -1</text:p>
            <text:p text:style-name="P37">Obtenemos la siguiente salida:</text:p>
            <text:p text:style-name="P37">446273544<text:tab/>/</text:p>
            <text:p text:style-name="P37">Donde podemos comprobar que hay 446273544 bloques es uso.</text:p>
            <text:p text:style-name="P30">Nota: Ejecutamos ese comando en modo root porque hay algunos directorios de /etc de los que un usuario normal puedo no tener permiso de lectura, y podríamos contar menos bloques de los reales.</text:p>
          </table:table-cell>
        </table:table-row>
        <table:table-row>
          <table:table-cell table:style-name="Table4.A2" office:value-type="string">
            <text:p text:style-name="P29">2. Utilizando la orden:</text:p>
            <text:p text:style-name="P29"># df -i /</text:p>
            <text:p text:style-name="P29">S.ficheros <text:s text:c="4"/>Nodos-i NUsados NLibres NUso% Montado en</text:p>
            <text:p text:style-name="P29">/dev/sda6 <text:s text:c="5"/>3022848 <text:s/>268718 2754130 <text:s text:c="3"/>9% /</text:p>
            <text:p text:style-name="P29">Donde podemos comprobar que hay 268718 i-nodos en uso, y 2754130 i-nodos libres. Es decir, podríamos crear 2754130 nuevos archivos en esta partición.</text:p>
          </table:table-cell>
        </table:table-row>
        <table:table-row>
          <table:table-cell table:style-name="Table4.A2" office:value-type="string">
            <text:p text:style-name="P29">3. En la siguiente tabla aparece un resumen de los bloques <text:span text:style-name="T16">utilizados por</text:span> cada directorio, información obtenida mediante la orden “du &lt;directorio&gt;” (El último número que aparece):</text:p>
            <table:table table:name="Tabla2" table:style-name="Tabla2">
              <table:table-column table:style-name="Tabla2.A"/>
              <table:table-column table:style-name="Tabla2.B"/>
              <table:table-row>
                <table:table-cell table:style-name="Tabla2.A1" office:value-type="string">
                  <text:p text:style-name="P29"><text:s/>Directorio <text:s text:c="21"/></text:p>
                </table:table-cell>
                <table:table-cell table:style-name="Tabla2.B1" office:value-type="string">
                  <text:p text:style-name="P29">Bloques asignados</text:p>
                </table:table-cell>
              </table:table-row>
              <table:table-row>
                <table:table-cell table:style-name="Tabla2.A2" office:value-type="string">
                  <text:p text:style-name="P29">/etc</text:p>
                </table:table-cell>
                <table:table-cell table:style-name="Tabla2.B2" office:value-type="string">
                  <text:p text:style-name="P29">13364</text:p>
                </table:table-cell>
              </table:table-row>
              <table:table-row>
                <table:table-cell table:style-name="Tabla2.A2" office:value-type="string">
                  <text:p text:style-name="P29">/var</text:p>
                </table:table-cell>
                <table:table-cell table:style-name="Tabla2.B2" office:value-type="string">
                  <text:p text:style-name="P29">554396</text:p>
                </table:table-cell>
              </table:table-row>
              <table:table-row>
                <table:table-cell table:style-name="Tabla2.A2" office:value-type="string">
                  <text:p text:style-name="P29">/bin</text:p>
                </table:table-cell>
                <table:table-cell table:style-name="Tabla2.B2" office:value-type="string">
                  <text:p text:style-name="P29">12980</text:p>
                </table:table-cell>
              </table:table-row>
              <table:table-row>
                <table:table-cell table:style-name="Tabla2.A2" office:value-type="string">
                  <text:p text:style-name="P29">/usr</text:p>
                </table:table-cell>
                <table:table-cell table:style-name="Tabla2.B2" office:value-type="string">
                  <text:p text:style-name="P29">3265592</text:p>
                </table:table-cell>
              </table:table-row>
              <table:table-row>
                <table:table-cell table:style-name="Tabla2.A2" office:value-type="string">
                  <text:p text:style-name="P29">/lib</text:p>
                </table:table-cell>
                <table:table-cell table:style-name="Tabla2.B2" office:value-type="string">
                  <text:p text:style-name="P29">3022848</text:p>
                </table:table-cell>
              </table:table-row>
            </table:table>
            <text:p text:style-name="P38"/>
            <text:p text:style-name="P39">Podríamos concluir que en los directorios /usr, /lib y /var se almacenan archivos de mayor peso, mientras que en /etc y /bin se almacenan archivos de configuración.</text:p>
          </table:table-cell>
        </table:table-row>
        <table:table-row>
          <table:table-cell table:style-name="Table4.A2" office:value-type="string">
            <text:p text:style-name="P29">4. Ejecutando la orden:</text:p>
            <text:p text:style-name="P29"># sudo du -B 4K /etc | tail -1</text:p>
            <text:p text:style-name="P29">Donde la opción “-B” es utilizada para seleccionar el tamaño de los bloques (de 4K), obtendremos el número de bloques de 4K del `sub-árbol` que nace en /etc. Obtenemos la salida:</text:p>
            <text:p text:style-name="P29">3347<text:tab/>/etc</text:p>
            <text:p text:style-name="P29">Donde podemos ver que hay 3347 bloques de 4K en dicho sub-árbol. El tamaño de bloque predeterminado es de 1K.</text:p>
          </table:table-cell>
        </table:table-row>
      </table:table>
      <text:p text:style-name="P5"/>
      <text:p text:style-name="Standard">Mi solución a la <text:span text:style-name="T2">actividad 3.10</text:span> ha sido:</text:p>
      <table:table table:name="Table7" table:style-name="Table7">
        <table:table-column table:style-name="Table7.A"/>
        <table:table-row>
          <table:table-cell table:style-name="Table7.A1" office:value-type="string">
            <text:p text:style-name="P32">¿Por qué el contador de enlaces del archivo archivo.txt vale 2 si sobre el existen un enlace duro hardLink y un enlace simbólico softLink?</text:p>
            <text:p text:style-name="P31">Para que la respuesta a esa pregunta quede bien explicada, realizaremos esta actividad paso a paso. En primer lugar creamos los archivos de texto:</text:p>
            <text:p text:style-name="P31"># touch archivo.txt target_hardLink2.txt</text:p>
            <text:p text:style-name="P31">Ahora vemos el contador de enlaces de “archivo.txt”:</text:p>
            <text:p text:style-name="P31"># ls -l</text:p>
            <text:p text:style-name="P31">-rw-rw-r-- <text:span text:style-name="T2">1</text:span> jose jose 0 oct 17 20:20 <text:span text:style-name="T2">archivo.txt</text:span></text:p>
            <text:p text:style-name="P31">-rw-rw-r-- 1 jose jose 0 oct 17 20:20 target_hardLink2.txt</text:p>
            <text:p text:style-name="P31">Este enlace, el único que tiene por ahora dicho archivo, es su unión al directorio en el que nos encontramos (por eso podemos acceder a él desde dicho escritorio). Ahora creamos los enlaces absolutos, y volvemos a comprobar el contador de enlaces:</text:p>
            <text:p text:style-name="P31"># ln -T archivo.txt hardLink</text:p>
            <text:p text:style-name="P31"># ln -T target_hardLink2.txt hardLink2</text:p>
            <text:p text:style-name="P31"># ls -l</text:p>
            <text:p text:style-name="P31">-rw-rw-r-- <text:span text:style-name="T2">2</text:span> jose jose <text:s/>0 oct 17 20:20 <text:span text:style-name="T2">archivo.txt</text:span></text:p>
            <text:p text:style-name="P31">-rw-rw-r-- 2 jose jose <text:s/>0 oct 17 20:20 hardLink</text:p>
            <text:p text:style-name="P31">-rw-rw-r-- 2 jose jose <text:s/>0 oct 17 20:20 hardLink2</text:p>
            <text:p text:style-name="P31">-rw-rw-r-- <text:span text:style-name="T2">2</text:span> jose jose <text:s/>0 oct 17 20:20 <text:span text:style-name="T2">target_hardLink2.txt</text:span></text:p>
            <text:p text:style-name="P25">Como vemos, el contador de enlaces de “archivo.txt” y de “target_hardLink2.txt” es 2. De hecho, el de los enlaces absolutos es, a su vez, 2. Esto es porque cada i-nodo esta compartido por 2 archivos, el archivo principal y su enlace absoluto. Es decir, en la estructura de datos almacenada por el sistema operativo, ambos almacenarán el mismo código de i-nodo.</text:p>
            <text:p text:style-name="P25">Por último, creamos el enlace simbólico:</text:p>
            <text:p text:style-name="P25"># ln --symbolic archivo.txt softLink</text:p>
            <text:p text:style-name="P25"># ls -l</text:p>
            <text:p text:style-name="P25">-rw-rw-r-- <text:span text:style-name="T2">2</text:span> jose jose <text:s/>0 oct 17 20:20 <text:span text:style-name="T2">archivo.txt</text:span></text:p>
            <text:p text:style-name="P25">-rw-rw-r-- <text:span text:style-name="T2">2</text:span> jose jose <text:s/>0 oct 17 20:20 <text:span text:style-name="T2">hardLink</text:span></text:p>
            <text:p text:style-name="P25">-rw-rw-r-- 2 jose jose <text:s/>0 oct 17 20:20 hardLink2</text:p>
            <text:p text:style-name="P25">lrwxrwxrwx <text:span text:style-name="T2">1</text:span> jose jose 11 oct 17 20:27 <text:span text:style-name="T2">softLink -&gt; archivo.txt</text:span></text:p>
            <text:p text:style-name="P25">-rw-rw-r-- 2 jose jose <text:s/>0 oct 17 20:20 target_hardLink2.txt</text:p>
            <text:p text:style-name="P25">Como podemos ver, el valor del contador de enlaces para el archivo.txt y su enlace absoluto no han cambiado, y el del enlace simbólico es 1. Esto es porque cuando creamos un enlace simbólico no se almacena el mismo código de i-nodo que tiene el archivo al que hacemos referencia, como hemos podido comprobar en este desarrollo.</text:p>
            <text:p text:style-name="P25"><text:soft-page-break/>Y con esto hemos creado los 2 archivos y los 3 enlaces.</text:p>
          </table:table-cell>
        </table:table-row>
      </table:table>
      <text:p text:style-name="P5"/>
      <text:p text:style-name="Standard">Mi solución a la <text:span text:style-name="T2">actividad 3.12</text:span> ha sido:</text:p>
      <table:table table:name="Table11" table:style-name="Table11">
        <table:table-column table:style-name="Table11.A"/>
        <table:table-row>
          <table:table-cell table:style-name="Table11.A1" office:value-type="string">
            <text:p text:style-name="P42">Para crear los dispositivos utilizamos las siguientes órdenes:</text:p>
            <text:p text:style-name="P42"># sudo mknod /dev/dispbloques b 7 2</text:p>
            <text:p text:style-name="P42"># sudo mknod /dev/dispcarac c 7 3</text:p>
            <text:p text:style-name="P43"><text:span text:style-name="T17">He usado esos valores para </text:span><text:span text:style-name="T19">major</text:span><text:span text:style-name="T17"> y </text:span><text:span text:style-name="T19">minor</text:span><text:span text:style-name="T17"> porque en la práctica 2 utilizamos el valor 7 para </text:span><text:span text:style-name="T19">major</text:span><text:span text:style-name="T17"> y, 0 y 1 para </text:span><text:span text:style-name="T18">minor. </text:span><text:span text:style-name="T22">Asímismo, la creación de dichos dispositivos tiene que ser ejecutada en modo administrador.</text:span></text:p>
            <text:p text:style-name="P44"><text:span text:style-name="T21">Para ver los resultados utilizamos la orden especificada en el guión:</text:span></text:p>
            <text:p text:style-name="P44"><text:span text:style-name="T21"># ls -li /dev/disp*</text:span></text:p>
            <text:p text:style-name="P44"><text:span text:style-name="T21">Obteniendo la siguiente salida:</text:span></text:p>
            <text:p text:style-name="P44"><text:span text:style-name="T21">618 brw-r--r-- 1 root root 7, 2 oct 19 17:21 /dev/dispbloques</text:span></text:p>
            <text:p text:style-name="P44"><text:span text:style-name="T21">619 crw-r--r-- 1 root root 7, 3 oct 19 17:21 /dev/dispcarac</text:span></text:p>
            <text:p text:style-name="P45"><text:span text:style-name="T22">Donde ‘b’ y ‘c’ justo después del identificador, nos informan de que el archivo /dev/disbloques es un archivo de bloques y el archivo /dev/dispcarac es un archivo de caracteres, respectivamente.</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er"/>
    <style:style style:name="Título_20_31" style:display-name="Título 31" style:family="paragraph" style:parent-style-name="Header"/>
    <style:style style:name="Título_20_11" style:display-name="Título 11" style:family="paragraph" style:parent-style-name="Header"/>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er"/>
    <style:style style:name="Título_20_51" style:display-name="Título 51" style:family="paragraph" style:parent-style-name="Header"/>
    <style:style style:name="Título_20_71" style:display-name="Título 71" style:family="paragraph" style:parent-style-name="Header"/>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2</meta:editing-cycles>
    <meta:creation-date>2011-10-05T09:46:35.67</meta:creation-date>
    <meta:editing-duration>P1DT9H59M24S</meta:editing-duration>
    <meta:generator>LibreOffice/5.1.4.2$Linux_X86_64 LibreOffice_project/10m0$Build-2</meta:generator>
    <dc:date>2016-10-19T17:34:59.404476285</dc:date>
    <meta:print-date>2011-10-06T10:39:21.37</meta:print-date>
    <meta:document-statistic meta:table-count="15" meta:image-count="1" meta:object-count="0" meta:page-count="8" meta:paragraph-count="180" meta:word-count="2573" meta:character-count="14764" meta:non-whitespace-character-count="11775"/>
    <meta:user-defined meta:name="Información 1"/>
    <meta:user-defined meta:name="Información 2"/>
    <meta:user-defined meta:name="Información 3"/>
    <meta:user-defined meta:name="Información 4"/>
  </office:meta>
</office:document-meta>
</file>